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aff" officeooo:paragraph-rsid="001bdaff"/>
    </style:style>
    <style:style style:name="P2" style:family="paragraph" style:parent-style-name="Standard">
      <style:text-properties officeooo:rsid="001e22a1" officeooo:paragraph-rsid="001e22a1"/>
    </style:style>
    <style:style style:name="P3" style:family="paragraph" style:parent-style-name="Standard">
      <style:text-properties officeooo:rsid="001fb5a9" officeooo:paragraph-rsid="001fb5a9"/>
    </style:style>
    <style:style style:name="P4" style:family="paragraph" style:parent-style-name="Standard">
      <style:text-properties officeooo:rsid="001fb5a9" officeooo:paragraph-rsid="001fb5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os2 run arduinobot_py_examples simple_parameter</text:p>
      <text:p text:style-name="Standard"/>
      <text:p text:style-name="Standard">ros2 param get /simple_parameter simple_int_param</text:p>
      <text:p text:style-name="Standard"/>
      <text:p text:style-name="Standard">ros2 run arduinobot_py_examples simple_parameter --ros-args -p simple_int_param:=52</text:p>
      <text:p text:style-name="Standard"/>
      <text:p text:style-name="Standard">ros2 param get /simple_parameter simple_string_param</text:p>
      <text:p text:style-name="Standard"/>
      <text:p text:style-name="P1">################################################################################</text:p>
      <text:p text:style-name="P1"/>
      <text:p text:style-name="P1"/>
      <text:p text:style-name="P1">ros2 run robot_state_publisher robot_state_publisher --ros-args -p robot_description:="$(xacro /home/namiwije/arduinobot_ws/src/arduinobot_description/urdf/arduinobot.urdf.xacro)"</text:p>
      <text:p text:style-name="P1"/>
      <text:p text:style-name="P1">ros2 run joint_state_publisher_gui joint_state_publisher_gui</text:p>
      <text:p text:style-name="P1"/>
      <text:p text:style-name="P2">ros2 run rviz rviz</text:p>
      <text:p text:style-name="P2"/>
      <text:p text:style-name="P3">################################################################################</text:p>
      <text:p text:style-name="P3"/>
      <text:p text:style-name="P3">ros2 launch arduinobot_description display.launch.py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3:24:26.122989774</meta:creation-date>
    <dc:date>2023-10-24T20:13:27.889263204</dc:date>
    <meta:editing-duration>PT21M43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45" meta:character-count="701" meta:non-whitespace-character-count="668"/>
  </office:meta>
</office:document-meta>
</file>